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officeooo:paragraph-rsid="001ca0eb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dde47" officeooo:paragraph-rsid="001dde47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31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harge:</text:p>
      <text:p text:style-name="Standard"><text:tab/> Charge refers to a fundamental property of matter that determines its</text:p>
      <text:p text:style-name="Standard">electromagnetic interactions.</text:p>
      <text:p text:style-name="Standard"/>
      <text:p text:style-name="Standard"><text:tab/><text:span text:style-name="T1">SI Unit:</text:span> Coulomb (C)</text:p>
      <text:p text:style-name="Standard"><text:tab/><text:span text:style-name="T1">Formula: </text:span>Q = I × t, where Q represents charge, I is the current flowing through a</text:p>
      <text:p text:style-name="Standard"><text:tab/>conductor, and t is the time.</text:p>
      <text:p text:style-name="Standard"><text:tab/><text:span text:style-name="T1">Symbol: </text:span>Q</text:p>
      <text:p text:style-name="Standard"/>
      <text:p text:style-name="Standard"/>
      <text:p text:style-name="P1"><text:span text:style-name="T2">2</text:span>. Current:</text:p>
      <text:p text:style-name="Standard"><text:tab/>Current is the flow of electric charge in a circuit or conductor.</text:p>
      <text:p text:style-name="Standard"/>
      <text:p text:style-name="Standard"><text:tab/><text:span text:style-name="T1">SI Unit: </text:span>Ampere (A)</text:p>
      <text:p text:style-name="Standard"><text:tab/><text:span text:style-name="T1">Formula:</text:span> I = Q / t, where I represents current, Q is the charge flowing through a</text:p>
      <text:p text:style-name="Standard"><text:tab/>conductor, and t is the time.</text:p>
      <text:p text:style-name="Standard"><text:tab/><text:span text:style-name="T1">Symbol:</text:span> I</text:p>
      <text:p text:style-name="Standard"/>
      <text:p text:style-name="P1"><text:span text:style-name="T2">3</text:span>. Voltage:</text:p>
      <text:p text:style-name="Standard"><text:tab/>Voltage, also known as electric potential difference, is the measure of electric</text:p>
      <text:p text:style-name="Standard">potential energy per unit charge between two points in a circuit.</text:p>
      <text:p text:style-name="Standard"/>
      <text:p text:style-name="Standard"><text:tab/><text:span text:style-name="T1">SI Unit:</text:span> Volt (V)</text:p>
      <text:p text:style-name="Standard"><text:tab/><text:span text:style-name="T1">Formula:</text:span> V = W / Q, where V represents voltage, W is the work done or energy</text:p>
      <text:p text:style-name="Standard"><text:tab/><text:tab/> <text:s text:c="2"/>transferred, and Q is the charge.</text:p>
      <text:p text:style-name="Standard"><text:tab/><text:span text:style-name="T1">Symbol:</text:span> V</text:p>
      <text:p text:style-name="Standard"/>
      <text:p text:style-name="P1"><text:span text:style-name="T2">4</text:span>. Power:</text:p>
      <text:p text:style-name="Standard"><text:tab/>Power is the rate at which work is done or energy is transferred or converted.</text:p>
      <text:p text:style-name="Standard"/>
      <text:p text:style-name="Standard"><text:tab/><text:span text:style-name="T1">SI Unit: </text:span>Watt (W)</text:p>
      <text:p text:style-name="Standard"><text:tab/><text:span text:style-name="T1">Formula: </text:span>P = W / t, where P represents power, W is the work done or energy transferred,</text:p>
      <text:p text:style-name="Standard"><text:tab/><text:tab/> <text:s/>and t is the time taken.</text:p>
      <text:p text:style-name="Standard"><text:tab/><text:span text:style-name="T1">Symbol: </text:span>P</text:p>
      <text:p text:style-name="Standard"/>
      <text:p text:style-name="P1"><text:span text:style-name="T2">5</text:span>. Cell:</text:p>
      <text:p text:style-name="Standard"><text:tab/>Definition: A cell is an electrochemical device that generates electric energy through</text:p>
      <text:p text:style-name="Standard">chemical reactions.</text:p>
      <text:p text:style-name="Standard"/>
      <text:p text:style-name="P1">6. Battery:</text:p>
      <text:p text:style-name="Standard"><text:tab/>Definition: A battery is a collection of two or more cells connected together to provide a</text:p>
      <text:p text:style-name="Standard">higher total voltage or extended energy supply.</text:p>
      <text:p text:style-name="Standard"/>
      <text:p text:style-name="P1">7. Circuit:</text:p>
      <text:p text:style-name="Standard"><text:tab/>Definition: A circuit is a closed loop or path along which an electric current can flow,</text:p>
      <text:p text:style-name="Standard">typically composed of conductors, components, and a power source.</text:p>
      <text:p text:style-name="P2"/>
      <text:p text:style-name="P2"/>
      <text:p text:style-name="P1"><text:soft-page-break/>8. Resistance:</text:p>
      <text:p text:style-name="Standard"><text:tab/>Resistance is the opposition to the flow of electric current in a circuit, resulting</text:p>
      <text:p text:style-name="Standard">in the conversion of electrical energy into heat or other forms.</text:p>
      <text:p text:style-name="P3"><text:tab/></text:p>
      <text:p text:style-name="P3"><text:tab/><text:span text:style-name="T1">SI Unit:</text:span> Ohm (Ω)</text:p>
      <text:p text:style-name="Standard"><text:tab/><text:span text:style-name="T1">Formula:</text:span> R = V / I, where R represents resistance, V is the voltage, and I is the current.</text:p>
      <text:p text:style-name="Standard"><text:tab/><text:span text:style-name="T1">Symbol:</text:span> R</text:p>
      <text:p text:style-name="Standard"/>
      <text:p text:style-name="P1">9. Series Connection:</text:p>
      <text:p text:style-name="Standard"><text:tab/>Definition: In a series connection, components are connected one after another, creating</text:p>
      <text:p text:style-name="Standard">a single path for the current to flow through.</text:p>
      <text:p text:style-name="P3"><text:tab/></text:p>
      <text:p text:style-name="Standard"><text:tab/><text:span text:style-name="T1">Formula:</text:span> For resistors in series, the total resistance (R_total) is the sum of individual</text:p>
      <text:p text:style-name="Standard"><text:tab/><text:tab/> <text:s text:c="2"/>resistances (R1, R2, R3, ...):</text:p>
      <text:p text:style-name="Standard"><text:tab/><text:span text:style-name="T1">R total =</text:span> R1 + R2 + R3 + ...</text:p>
      <text:p text:style-name="Standard"/>
      <text:p text:style-name="P1">10. Parallel Connection:</text:p>
      <text:p text:style-name="Standard"><text:tab/>In a parallel connection, components are connected side by side, allowing the</text:p>
      <text:p text:style-name="Standard">current to split and flow through multiple paths.</text:p>
      <text:p text:style-name="Standard"/>
      <text:p text:style-name="Standard"><text:tab/><text:span text:style-name="T1">SI Unit:</text:span> N/A (No SI unit)</text:p>
      <text:p text:style-name="Standard"><text:tab/><text:span text:style-name="T1">Formula:</text:span> For resistors in parallel, the total resistance (R_total) is calculated as the</text:p>
      <text:p text:style-name="Standard"><text:tab/> <text:s text:c="10"/><text:tab/> <text:s text:c="2"/>reciprocal of the sum of the reciprocals of individual resistances (R1, R2, R3, ...):</text:p>
      <text:p text:style-name="Standard"><text:tab/><text:span text:style-name="T1">1/R total =</text:span> 1/R1 + 1/R2 + 1/R3 + ..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dde47" officeooo:paragraph-rsid="001dde47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asic Electrical Concept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30T10:24:24.048170117</meta:creation-date>
    <dc:date>2023-06-30T11:24:54.654642830</dc:date>
    <meta:editing-duration>PT8M38S</meta:editing-duration>
    <meta:editing-cycles>1</meta:editing-cycles>
    <meta:document-statistic meta:table-count="0" meta:image-count="0" meta:object-count="0" meta:page-count="2" meta:paragraph-count="57" meta:word-count="430" meta:character-count="2453" meta:non-whitespace-character-count="2013"/>
    <meta:generator>LibreOffice/6.4.7.2$Linux_X86_64 LibreOffice_project/40$Build-2</meta:generator>
  </office:meta>
</office:document-meta>
</file>